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9.72mm" svg:height="129.88mm" svg:x="218.06mm" svg:y="2.92mm">
            <draw:object draw:notify-on-update-of-ranges="Hoja1.A1:Hoja1.A7 Hoja1.B1:Hoja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9.72mm" svg:height="129.88mm" svg:x="0mm" svg:y="117.4mm">
            <draw:object draw:notify-on-update-of-ranges="Hoja1.A1:Hoja1.A7 Hoja1.D1:Hoja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9.72mm" svg:height="129.89mm" svg:x="231.84mm" svg:y="168.93mm">
            <draw:object draw:notify-on-update-of-ranges="Hoja1.A1:Hoja1.A6 Hoja1.B1:Hoja1.B6 Hoja1.A1:Hoja1.A6 Hoja1.C1:Hoja1.C6 Hoja1.A1:Hoja1.A6 Hoja1.D1:Hoja1.D6 Hoja1.A1:Hoja1.A6 Hoja1.E1:Hoja1.E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126" calcext:value-type="float">
            <text:p>1126</text:p>
          </table:table-cell>
          <table:table-cell office:value-type="float" office:value="105" calcext:value-type="float">
            <text:p>105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 calcext:value-type="string">
            <text:p>expf - float</text:p>
          </table:table-cell>
          <table:table-cell office:value-type="string" calcext:value-type="string">
            <text:p>exp – double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exp_ps</text:p>
          </table:table-cell>
          <table:table-cell office:value-type="string" calcext:value-type="string">
            <text:p>fork flo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4:12:14.0377881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4:33.951047007</meta:creation-date>
    <dc:date>2020-10-30T14:27:29.228492689</dc:date>
    <meta:editing-duration>PT4H8M40S</meta:editing-duration>
    <meta:editing-cycles>10</meta:editing-cycles>
    <meta:generator>LibreOffice/6.0.7.3$Linux_X86_64 LibreOffice_project/00m0$Build-3</meta:generator>
    <meta:document-statistic meta:table-count="1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 style:font-relief="embossed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73cm" svg:height="12.989cm" xlink:href=".." xlink:type="simple" chart:class="chart:scatter" chart:style-name="ch1">
        <chart:title svg:x="9.349cm" svg:y="0.395cm" chart:style-name="ch2">
          <text:p>Time/Cores</text:p>
        </chart:title>
        <chart:plot-area chart:style-name="ch3" table:cell-range-address="Hoja1.A1:Hoja1.B7" svg:x="1.45cm" svg:y="1.601cm" svg:width="20.084cm" svg:height="10.1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6cm" svg:y="1.601cm" svg:width="17.379cm" svg:height="9.503cm"/>
          <dr3d:light dr3d:diffuse-color="#808080" dr3d:direction="(0 0 1)" dr3d:enabled="false" dr3d:specular="true"/>
          <dr3d:light dr3d:diffuse-color="#666666" dr3d:direction="(0.79454507191861 0.418485962005026 0.50603125229038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029cm" svg:y="12.008cm" chart:style-name="ch5">
              <text:p>Software Threads for Intel 4770 (4 Cores, 8 Hyper-Threading)</text:p>
            </chart:title>
            <chart:grid chart:style-name="ch6" chart:class="major"/>
          </chart:axis>
          <chart:axis chart:dimension="y" chart:name="primary-y" chart:style-name="ch4">
            <chart:title svg:x="0.451cm" svg:y="7.367cm" chart:style-name="ch7">
              <text:p>Seconds</text:p>
            </chart:title>
            <chart:grid chart:style-name="ch6" chart:class="major"/>
          </chart:axis>
          <chart:axis chart:dimension="z" chart:name="primary-z" chart:style-name="ch4">
            <chart:grid chart:style-name="ch6" chart:class="major"/>
          </chart:axis>
          <chart:series chart:style-name="ch8" chart:values-cell-range-address="Hoja1.B1:Hoja1.B7" chart:class="chart:scatter">
            <chart:domain table:cell-range-address="Hoja1.A1:Hoja1.A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:Hoja1.A7</svg:desc>
                </draw:g>
              </table:table-cell>
              <table:table-cell office:value-type="float" office:value="452">
                <text:p>452</text:p>
                <draw:g>
                  <svg:desc>Hoja1.B1:Hoja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 style:font-relief="embossed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73cm" svg:height="12.989cm" xlink:href=".." xlink:type="simple" chart:class="chart:scatter" chart:style-name="ch1">
        <chart:title svg:x="9.349cm" svg:y="0.395cm" chart:style-name="ch2">
          <text:p>Time/Cores</text:p>
        </chart:title>
        <chart:plot-area chart:style-name="ch3" table:cell-range-address="Hoja1.A1:Hoja1.A7 Hoja1.D1:Hoja1.D7" svg:x="1.45cm" svg:y="1.601cm" svg:width="20.084cm" svg:height="10.1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5cm" svg:y="1.601cm" svg:width="17.381cm" svg:height="9.503cm"/>
          <dr3d:light dr3d:diffuse-color="#808080" dr3d:direction="(0 0 1)" dr3d:enabled="false" dr3d:specular="true"/>
          <dr3d:light dr3d:diffuse-color="#666666" dr3d:direction="(0.79454507191861 0.418485962005026 0.50603125229038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029cm" svg:y="12.008cm" chart:style-name="ch5">
              <text:p>Software Threads for Intel 4770 (4 Cores, 8 Hyper-Threading)</text:p>
            </chart:title>
            <chart:grid chart:style-name="ch6" chart:class="major"/>
          </chart:axis>
          <chart:axis chart:dimension="y" chart:name="primary-y" chart:style-name="ch4">
            <chart:title svg:x="0.451cm" svg:y="7.367cm" chart:style-name="ch7">
              <text:p>Seconds</text:p>
            </chart:title>
            <chart:grid chart:style-name="ch6" chart:class="major"/>
          </chart:axis>
          <chart:axis chart:dimension="z" chart:name="primary-z" chart:style-name="ch4">
            <chart:grid chart:style-name="ch6" chart:class="major"/>
          </chart:axis>
          <chart:series chart:style-name="ch8" chart:values-cell-range-address="Hoja1.D1:Hoja1.D7" chart:class="chart:scatter">
            <chart:domain table:cell-range-address="Hoja1.A1:Hoja1.A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:Hoja1.A7</svg:desc>
                </draw:g>
              </table:table-cell>
              <table:table-cell office:value-type="float" office:value="105">
                <text:p>105</text:p>
                <draw:g>
                  <svg:desc>Hoja1.D1:Hoja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 style:font-relief="embossed"/>
    </style:style>
    <style:style style:name="ch3" style:family="chart">
      <style:graphic-properties draw:fill="solid" draw:fill-color="#d9d9d9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200" draw:fill-color="#fff2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73cm" svg:height="12.99cm" xlink:href=".." xlink:type="simple" chart:class="chart:scatter" chart:style-name="ch1">
        <chart:title svg:x="9.349cm" svg:y="0.395cm" chart:style-name="ch2">
          <text:p>Time/Cores</text:p>
        </chart:title>
        <chart:legend svg:x="18.282cm" svg:y="0.306cm" style:legend-expansion="custom" chartooo:width="3.498cm" chartooo:height="2.609cm" style:legend-expansion-aspect-ratio="1.34074357991568" chart:style-name="ch3"/>
        <chart:plot-area chart:style-name="ch4" table:cell-range-address="Hoja1.A1:Hoja1.E6" chart:data-source-has-labels="row" svg:x="1.448cm" svg:y="1.539cm" svg:width="19.102cm" svg:height="10.338cm">
          <chartooo:coordinate-region svg:x="2.44cm" svg:y="1.739cm" svg:width="17.923cm" svg:height="9.491cm"/>
          <chart:axis chart:dimension="x" chart:name="primary-x" chart:style-name="ch5">
            <chart:title svg:x="6.536cm" svg:y="12.136cm" chart:style-name="ch6">
              <text:p>Software Threads for Intel 4770 (4 Cores, 8 Hyper-Threading)</text:p>
            </chart:title>
            <chart:grid chart:style-name="ch7" chart:class="major"/>
          </chart:axis>
          <chart:axis chart:dimension="y" chart:name="primary-y" chart:style-name="ch5">
            <chart:title svg:x="0.449cm" svg:y="7.4cm" chart:style-name="ch8">
              <text:p>Seconds</text:p>
            </chart:title>
            <chart:grid chart:style-name="ch7" chart:class="major"/>
          </chart:axis>
          <chart:series chart:style-name="ch9" chart:values-cell-range-address="Hoja1.B1:Hoja1.B6" loext:label-string="expf_float" chart:class="chart:scatter">
            <chart:domain table:cell-range-address="Hoja1.A1:Hoja1.A6"/>
            <chart:data-point chart:repeated="6"/>
          </chart:series>
          <chart:series chart:style-name="ch10" chart:values-cell-range-address="Hoja1.C1:Hoja1.C6" loext:label-string="exp_double" chart:class="chart:scatter">
            <chart:data-point chart:repeated="6"/>
          </chart:series>
          <chart:series chart:style-name="ch11" chart:values-cell-range-address="Hoja1.D1:Hoja1.D6" loext:label-string="avx2" chart:class="chart:scatter">
            <chart:data-point chart:repeated="6"/>
          </chart:series>
          <chart:series chart:style-name="ch12" chart:values-cell-range-address="Hoja1.E1:Hoja1.E6" loext:label-string="sse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xpf_float</text:p>
              </table:table-cell>
              <table:table-cell office:value-type="string">
                <text:p>exp_double</text:p>
              </table:table-cell>
              <table:table-cell office:value-type="string">
                <text:p>avx2</text:p>
              </table:table-cell>
              <table:table-cell office:value-type="string">
                <text:p>ss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:Hoja1.A6</svg:desc>
                </draw:g>
              </table:table-cell>
              <table:table-cell office:value-type="float" office:value="452">
                <text:p>452</text:p>
                <draw:g>
                  <svg:desc>Hoja1.B1:Hoja1.B6</svg:desc>
                </draw:g>
              </table:table-cell>
              <table:table-cell office:value-type="float" office:value="1126">
                <text:p>1126</text:p>
                <draw:g>
                  <svg:desc>Hoja1.C1:Hoja1.C6</svg:desc>
                </draw:g>
              </table:table-cell>
              <table:table-cell office:value-type="float" office:value="105">
                <text:p>105</text:p>
                <draw:g>
                  <svg:desc>Hoja1.D1:Hoja1.D6</svg:desc>
                </draw:g>
              </table:table-cell>
              <table:table-cell office:value-type="float" office:value="727">
                <text:p>727</text:p>
                <draw:g>
                  <svg:desc>Hoja1.E1:Hoja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304">
                <text:p>304</text:p>
              </table:table-cell>
              <table:table-cell office:value-type="float" office:value="28">
                <text:p>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268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